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break-before="column"/>
    </style:style>
    <style:style style:name="P2" style:family="paragraph" style:parent-style-name="Heading_20_1">
      <style:text-properties officeooo:paragraph-rsid="002080b6"/>
    </style:style>
    <style:style style:name="P3" style:family="paragraph" style:parent-style-name="Text_20_body">
      <style:text-properties officeooo:paragraph-rsid="002080b6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2080b6"/>
    </style:style>
    <style:style style:name="P5" style:family="paragraph" style:parent-style-name="Text_20_body">
      <style:text-properties officeooo:paragraph-rsid="002174cd"/>
    </style:style>
    <style:style style:name="T1" style:family="text">
      <style:text-properties officeooo:rsid="0019bdd1"/>
    </style:style>
    <style:style style:name="T2" style:family="text">
      <style:text-properties officeooo:rsid="00204606"/>
    </style:style>
    <style:style style:name="T3" style:family="text">
      <style:text-properties officeooo:rsid="0022371c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210a61"/>
    </style:style>
    <style:style style:name="Sect1" style:family="section">
      <style:section-properties style:editable="false">
        <style:columns fo:column-count="2" fo:column-gap="0.6cm">
          <style:column style:rel-width="32767*" fo:start-indent="0cm" fo:end-indent="0.3cm"/>
          <style:column style:rel-width="32768*" fo:start-indent="0.3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style:style style:name="Sect4" style:family="section">
      <style:section-properties text:dont-balance-text-columns="false" style:editable="false">
        <style:columns fo:column-count="2" fo:column-gap="0.6cm">
          <style:column style:rel-width="32767*" fo:start-indent="0cm" fo:end-indent="0.3cm"/>
          <style:column style:rel-width="32768*" fo:start-indent="0.3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3" text:name="HL1">
        <text:h text:style-name="P2" text:outline-level="1">1: First headline for KfileMetaData </text:h>
      </text:section>
      <text:section text:style-name="Sect1" text:name="C1">
        <text:p text:style-name="P3"><text:span text:style-name="T4">2: This is the content of the first </text:span>text block. It has multiple lines. <text:span text:style-name="T5">2.</text:span></text:p>
        <text:p text:style-name="P3">3: This is the second paragraph, still in the first column. <text:span text:style-name="T5">3.</text:span></text:p>
        <text:p text:style-name="P5">4: This is the third paragraph, with multiple lines. It is in the second column. <text:span text:style-name="T5">4.</text:span></text:p>
      </text:section>
      <text:section text:style-name="Sect2" text:name="HL2">
        <text:h text:style-name="P2" text:outline-level="1">5: Second headline for KfileMetaData</text:h>
      </text:section>
      <text:section text:style-name="Sect4" text:name="C2">
        <text:p text:style-name="P4">6: This is the content of the second text block. It has multiple lines. <text:span text:style-name="T3">6.</text:span></text:p>
        <text:p text:style-name="P4">7: This is the second paragraph of the second block. <text:span text:style-name="T3">7.</text:span></text:p>
        <text:p text:style-name="P4">8: This is the third paragraph, with multiple lines. It is in the second column. <text:span text:style-name="T3">8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fo:hyphenation-ladder-count="no-limit" style:register-true="true" style:page-number="auto"/>
      <style:text-properties style:font-name="Liberation Sans1" fo:font-family="'Liberation Sans'" style:font-style-name="Standard" style:font-family-generic="swiss" style:font-pitch="variable" fo:font-size="14pt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" fo:font-family="'Liberation Sans'" style:font-style-name="Fett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99cm" fo:margin-bottom="0.4cm" style:contextual-spacing="false" style:page-number="auto" fo:break-before="column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2:34:37.668684303</meta:creation-date>
    <meta:editing-duration>PT1H9M</meta:editing-duration>
    <meta:editing-cycles>9</meta:editing-cycles>
    <meta:generator>LibreOffice/7.6.4.1$Linux_X86_64 LibreOffice_project/60$Build-1</meta:generator>
    <dc:description>KFileMetaData text test file with multiple columns.</dc:description>
    <meta:keyword>KFileMetaData keyword</meta:keyword>
    <dc:subject>KFileMetaData Subject</dc:subject>
    <dc:title>KFileMetaData Title</dc:title>
    <meta:initial-creator>Author KFM</meta:initial-creator>
    <dc:date>2024-03-18T02:37:30.981284072</dc:date>
    <dc:creator>Author KFM</dc:creator>
    <meta:print-date>2024-03-18T00:43:35.886676036</meta:print-date>
    <meta:printed-by>PDF-Dateien: Author KFM</meta:printed-by>
    <meta:document-statistic meta:table-count="0" meta:image-count="0" meta:object-count="0" meta:page-count="1" meta:paragraph-count="8" meta:word-count="95" meta:character-count="502" meta:non-whitespace-character-count="414"/>
  </office:meta>
</office:document-meta>
</file>